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oto Serif CJK TC" svg:font-family="'Noto Serif CJK TC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1c1c1c" draw:marker-start-width="0.5cm" draw:marker-end-width="0.5cm" draw:fill="none" draw:textarea-horizontal-align="justify" draw:textarea-vertical-align="middle" draw:auto-grow-height="false" fo:min-height="1.25cm" fo:min-width="6.5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1c1c1c" draw:marker-start-width="0.5cm" draw:marker-end-width="0.5cm" draw:fill="none" draw:textarea-horizontal-align="justify" draw:textarea-vertical-align="middle" draw:auto-grow-height="false" fo:min-height="1.15cm" fo:min-width="6.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1c1c1c" draw:marker-start-width="0.5cm" draw:marker-end-width="0.5cm" draw:fill="none" draw:textarea-horizontal-align="justify" draw:textarea-vertical-align="middle" draw:auto-grow-height="false" fo:min-height="1.15cm" fo:min-width="0.1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05cm" svg:stroke-color="#000000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00" draw:marker-start-width="0.355cm" draw:marker-end="Arrow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Fine_20_Dashed" svg:stroke-width="0.05cm" svg:stroke-color="#808080" draw:marker-start-width="0.355cm" draw:marker-end-width="0.355cm" draw:fill="none" draw:textarea-horizontal-align="justify" draw:textarea-vertical-align="middle" draw:auto-grow-height="false" fo:min-height="0.7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2" xml:id="id1" draw:id="id1" draw:layer="layout" svg:width="7cm" svg:height="1.5cm" svg:x="2.3cm" svg:y="4.5cm">
          <text:p text:style-name="P1">encoder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7cm" svg:height="1.5cm" svg:x="11.2cm" svg:y="4.5cm">
          <text:p text:style-name="P1">decoder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0.7cm" svg:height="1.5cm" svg:x="9.9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cm" svg:height="1.5cm" svg:x="2.4cm" svg:y="6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cm" svg:height="1.5cm" svg:x="3.6cm" svg:y="6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cm" svg:height="1.5cm" svg:x="4.7cm" svg:y="6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cm" svg:height="1.5cm" svg:x="11.2cm" svg:y="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cm" svg:height="1.5cm" svg:x="12.4cm" svg:y="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cm" svg:height="1.5cm" svg:x="13.5cm" svg:y="2.1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.8cm" svg:y1="6.9cm" svg:x2="2.8cm" svg:y2="6cm">
          <text:p/>
        </draw:line>
        <draw:line draw:style-name="gr4" draw:text-style-name="P2" draw:layer="layout" svg:x1="3.9cm" svg:y1="6.913cm" svg:x2="3.9cm" svg:y2="6.013cm">
          <text:p/>
        </draw:line>
        <draw:line draw:style-name="gr4" draw:text-style-name="P2" draw:layer="layout" svg:x1="5cm" svg:y1="6.926cm" svg:x2="5cm" svg:y2="6.026cm">
          <text:p/>
        </draw:line>
        <draw:line draw:style-name="gr4" draw:text-style-name="P2" draw:layer="layout" svg:x1="11.6cm" svg:y1="4.539cm" svg:x2="11.6cm" svg:y2="3.639cm">
          <text:p/>
        </draw:line>
        <draw:line draw:style-name="gr4" draw:text-style-name="P2" draw:layer="layout" svg:x1="12.8cm" svg:y1="4.552cm" svg:x2="12.8cm" svg:y2="3.652cm">
          <text:p/>
        </draw:line>
        <draw:line draw:style-name="gr4" draw:text-style-name="P2" draw:layer="layout" svg:x1="13.9cm" svg:y1="4.565cm" svg:x2="13.9cm" svg:y2="3.665cm">
          <text:p/>
        </draw:line>
        <draw:connector draw:style-name="gr5" draw:text-style-name="P2" draw:layer="layout" draw:type="line" svg:x1="9.3cm" svg:y1="5.25cm" svg:x2="9.9cm" svg:y2="5.25cm" draw:start-shape="id1" draw:start-glue-point="1" draw:end-shape="id2" draw:end-glue-point="3" svg:d="M9300 5250h600" svg:viewBox="0 0 601 1">
          <text:p/>
        </draw:connector>
        <draw:connector draw:style-name="gr5" draw:text-style-name="P2" draw:layer="layout" draw:type="line" svg:x1="10.6cm" svg:y1="5.25cm" svg:x2="11.2cm" svg:y2="5.25cm" draw:start-shape="id2" draw:start-glue-point="1" draw:end-shape="id3" draw:end-glue-point="3" svg:d="M10600 5250h600" svg:viewBox="0 0 601 1">
          <text:p/>
        </draw:connector>
        <draw:custom-shape draw:style-name="gr2" draw:text-style-name="P2" xml:id="id4" draw:id="id4" draw:layer="layout" svg:width="7cm" svg:height="1.5cm" svg:x="1.8cm" svg:y="12.7cm">
          <text:p text:style-name="P1">encoder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14cm" svg:height="1cm" svg:x="6.3cm" svg:y="1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14cm" svg:height="1cm" svg:x="7.18cm" svg:y="1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14cm" svg:height="1cm" svg:x="7.986cm" svg:y="13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9cm" svg:y1="9.7cm" svg:x2="10.9cm" svg:y2="8.8cm">
          <text:p/>
        </draw:line>
        <draw:line draw:style-name="gr4" draw:text-style-name="P2" draw:layer="layout" svg:x1="12cm" svg:y1="9.713cm" svg:x2="12cm" svg:y2="8.813cm">
          <text:p/>
        </draw:line>
        <draw:line draw:style-name="gr4" draw:text-style-name="P2" draw:layer="layout" svg:x1="13.1cm" svg:y1="9.726cm" svg:x2="13.1cm" svg:y2="8.826cm">
          <text:p/>
        </draw:line>
        <draw:connector draw:style-name="gr5" draw:text-style-name="P2" draw:layer="layout" draw:type="line" svg:x1="8.8cm" svg:y1="13.45cm" svg:x2="9.4cm" svg:y2="13.45cm" draw:start-shape="id4" draw:start-glue-point="1" svg:d="M8800 13450h600" svg:viewBox="0 0 6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oto Serif CJK TC" svg:font-family="'Noto Serif CJK TC'" style:font-family-generic="system" style:font-pitch="variable"/>
    <style:font-face style:name="文泉驛正黑" svg:font-family="文泉驛正黑" style:font-family-generic="system" style:font-pitch="variable"/>
  </office:font-face-decls>
  <office:styles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TC" style:font-size-asian="24pt" style:language-asian="zh" style:country-asian="TW" style:font-name-complex="文泉驛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正黑" style:font-family-asian="文泉驛正黑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8T10:57:06.498231257</meta:creation-date>
    <dc:date>2018-10-28T13:41:41.260127583</dc:date>
    <meta:editing-duration>PT2H34M26S</meta:editing-duration>
    <meta:editing-cycles>2</meta:editing-cycles>
    <meta:generator>LibreOffice/6.1.2.1$Linux_X86_64 LibreOffice_project/10$Build-1</meta:generator>
    <meta:document-statistic meta:object-count="25"/>
  </office:meta>
</office:document-meta>
</file>